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G" style:family="table-column">
      <style:table-column-properties style:column-width="0.9563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testText"/>
        <text:user-field-decl office:value-type="string" office:string-value="" text:name="testRec"/>
        <text:user-field-decl office:value-type="string" office:string-value="value" text:name="testFilled"/>
      </text:user-field-decls>
      <text:p text:style-name="Standard"><text:user-field-get text:name="testText"/></text:p>
      <text:p text:style-name="Standard"/>
      <text:p text:style-name="Standard"/>
      <table:table table:name="Table1" table:style-name="Table1">
        <table:table-column table:style-name="Table1.A" table:number-columns-repeated="6"/>
        <table:table-column table:style-name="Table1.G"/>
        <table:table-row table:style-name="TableLine1113290936429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Line1113290917586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1113290918323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user-field-get text:name="testRec"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1113290918340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1113290918356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  <text:p text:style-name="Standard"><text:user-field-get text:name="testFilled">value</text:user-field-ge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22:07:02.972204868</meta:creation-date>
    <meta:editing-duration>P0D</meta:editing-duration>
    <meta:editing-cycles>1</meta:editing-cycles>
    <meta:generator>LibreOffice/7.0.4.2$Linux_X86_64 LibreOffice_project/00$Build-2</meta:generator>
    <meta:document-statistic meta:table-count="1" meta:image-count="0" meta:object-count="0" meta:page-count="1" meta:paragraph-count="3" meta:word-count="1" meta:character-count="5" meta:non-whitespace-character-count="5"/>
  </office:meta>
</office:document-meta>
</file>